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5.088cm"/>
    </style:style>
    <style:style style:name="Tableau1.C" style:family="table-column">
      <style:table-column-properties style:column-width="6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ad6c8" officeooo:paragraph-rsid="01dad6c8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style:font-name="Arial1" fo:font-size="12pt" fo:language="fr" fo:country="FR" fo:font-weight="normal" officeooo:rsid="01dad6c8" officeooo:paragraph-rsid="01dad6c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color="#000000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officeooo:rsid="021c0676"/>
    </style:style>
    <style:style style:name="P16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color="#2cee0e" loext:opacity="100%" style:font-name="Arial1" fo:font-size="12pt" fo:language="fr" fo:country="FR" fo:font-weight="bold" officeooo:rsid="02209a3f" officeooo:paragraph-rsid="02209a3f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color="#2cee0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color="#c9211e" loext:opacity="100%" style:font-name="Arial1" fo:font-size="12pt" fo:language="fr" fo:country="FR" fo:font-weight="bold" officeooo:rsid="0221e295" officeooo:paragraph-rsid="022276b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color="#fc5c00" loext:opacity="100%" style:font-name="Arial1" fo:font-size="12pt" fo:language="fr" fo:country="FR" fo:font-weight="bold" officeooo:rsid="022276bc" officeooo:paragraph-rsid="022276bc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color="#fc5c00" loext:opacity="100%" style:font-name="Arial1" fo:font-size="12pt" fo:language="fr" fo:country="FR" fo:font-weight="bold" officeooo:rsid="022b9797" officeooo:paragraph-rsid="022b979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22b9797" officeooo:paragraph-rsid="022b9797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color="#18a303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color="#18a303" loext:opacity="100%" style:font-name="Arial1" fo:font-size="12pt" fo:language="fr" fo:country="FR" fo:font-weight="bold" officeooo:rsid="022276bc" officeooo:paragraph-rsid="022276b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22276bc" officeooo:paragraph-rsid="022276bc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22b9797" officeooo:paragraph-rsid="022b9797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226bc18" officeooo:paragraph-rsid="0226bc18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color="#18a303" loext:opacity="100%" style:font-name="Arial1" fo:font-size="12pt" fo:language="fr" fo:country="FR" fo:font-weight="bold" officeooo:rsid="0226bc18" officeooo:paragraph-rsid="0226bc1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2c01c9" officeooo:paragraph-rsid="022c01c9" style:font-size-asian="12pt" style:font-weight-asian="bold" style:font-size-complex="12pt" style:font-weight-complex="bold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2209a3f"/>
    </style:style>
    <style:style style:name="T4" style:family="text">
      <style:text-properties officeooo:rsid="0221e295"/>
    </style:style>
    <style:style style:name="T5" style:family="text">
      <style:text-properties officeooo:rsid="022276bc"/>
    </style:style>
    <style:style style:name="T6" style:family="text">
      <style:text-properties officeooo:rsid="022715b6"/>
    </style:style>
    <style:style style:name="T7" style:family="text">
      <style:text-properties officeooo:rsid="022b97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<text:span text:style-name="T3">PP-TG8 </text:span><text:s/>202<text:span text:style-name="T1">2/</text:span><text:span text:style-name="T3">2023</text:span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229487571616">
          <table:table-cell table:style-name="Tableau1.A1" office:value-type="string">
            <text:p text:style-name="P10">Date <text:span text:style-name="T3">&amp; </text:span>Heure</text:p>
          </table:table-cell>
          <table:table-cell table:style-name="Tableau1.A1" office:value-type="string">
            <text:p text:style-name="P11">Désignations</text:p>
          </table:table-cell>
          <table:table-cell table:style-name="Tableau1.C1" office:value-type="string">
            <text:p text:style-name="P12">Observations</text:p>
          </table:table-cell>
        </table:table-row>
        <table:table-row table:style-name="TableLine94229487719664">
          <table:table-cell table:style-name="Tableau1.A2" office:value-type="string">
            <text:p text:style-name="P16">202<text:span text:style-name="T1">2</text:span>0<text:span text:style-name="T3">913</text:span>-<text:span text:style-name="T2">1</text:span><text:span text:style-name="T3">6</text:span><text:span text:style-name="T1">:</text:span><text:span text:style-name="T3">1</text:span><text:span text:style-name="T2">5</text:span></text:p>
          </table:table-cell>
          <table:table-cell table:style-name="Tableau1.A2" office:value-type="string">
            <text:p text:style-name="P17">Informé par Mr BOTREL (CPE) que je suis PP de la classe TG8</text:p>
          </table:table-cell>
          <table:table-cell table:style-name="Tableau1.C2" office:value-type="string">
            <text:p text:style-name="P16"><text:span text:style-name="T2">OK</text:span> <text:s text:c="21"/></text:p>
          </table:table-cell>
        </table:table-row>
        <table:table-row table:style-name="TableLine94229487721600">
          <table:table-cell table:style-name="Tableau1.A2" office:value-type="string">
            <text:p text:style-name="P18">20220<text:span text:style-name="T4">9</text:span>1<text:span text:style-name="T4">4</text:span>-0<text:span text:style-name="T4">6</text:span>:<text:span text:style-name="T4">5</text:span>0</text:p>
          </table:table-cell>
          <table:table-cell table:style-name="Tableau1.A2" office:value-type="string">
            <text:p text:style-name="P19">Récupération d’une pochette P.P. dans le casier de la salle des profs</text:p>
          </table:table-cell>
          <table:table-cell table:style-name="Tableau1.C2" office:value-type="string">
            <text:p text:style-name="P20">OK</text:p>
          </table:table-cell>
        </table:table-row>
        <table:table-row table:style-name="TableLine94229487722432">
          <table:table-cell table:style-name="Tableau1.A2" office:value-type="string">
            <text:p text:style-name="P21">20220<text:span text:style-name="T4">914</text:span>-<text:span text:style-name="T4">07</text:span>:<text:span text:style-name="T4">0</text:span>0</text:p>
          </table:table-cell>
          <table:table-cell table:style-name="Tableau1.A2" office:value-type="string">
            <text:p text:style-name="P19">Programmation d’une vie de classe avec les TG8 :</text:p>
            <text:p text:style-name="P19">Ce jours ( 14/09/2022 ) à 11h 10 Salle D230</text:p>
          </table:table-cell>
          <table:table-cell table:style-name="Tableau1.C2" office:value-type="string">
            <text:p text:style-name="P20">OK</text:p>
          </table:table-cell>
        </table:table-row>
        <table:table-row table:style-name="TableLine94229487723216">
          <table:table-cell table:style-name="Tableau1.A2" office:value-type="string">
            <text:p text:style-name="P22"><text:span text:style-name="T4">2</text:span>0220<text:span text:style-name="T4">914</text:span>-<text:span text:style-name="T4">11</text:span>:<text:span text:style-name="T4">15</text:span></text:p>
          </table:table-cell>
          <table:table-cell table:style-name="Tableau1.A2" office:value-type="string">
            <text:p text:style-name="P19">Vie de classe avec les TG8 :</text:p>
            <text:p text:style-name="P19">- Élections des délégués et éco-délégués</text:p>
          </table:table-cell>
          <table:table-cell table:style-name="Tableau1.C2" office:value-type="string">
            <text:p text:style-name="P20">OK</text:p>
          </table:table-cell>
        </table:table-row>
        <table:table-row table:style-name="TableLine94229487724240">
          <table:table-cell table:style-name="Tableau1.A2" office:value-type="string">
            <text:p text:style-name="P30"><text:span text:style-name="T4">2</text:span>0220<text:span text:style-name="T4">914</text:span>-1<text:span text:style-name="T4">1</text:span>:<text:span text:style-name="T4">4</text:span>0</text:p>
          </table:table-cell>
          <table:table-cell table:style-name="Tableau1.A2" office:value-type="string">
            <text:p text:style-name="P31">Mlle RID<text:span text:style-name="T5">HO</text:span>I Na<text:span text:style-name="T5">ou</text:span>mi demande son code d’accès Ordinateur</text:p>
          </table:table-cell>
          <table:table-cell table:style-name="Tableau1.C2" office:value-type="string">
            <text:p text:style-name="P32">OK</text:p>
          </table:table-cell>
        </table:table-row>
        <table:table-row table:style-name="TableLine94229487725136">
          <table:table-cell table:style-name="Tableau1.A2" office:value-type="string">
            <text:p text:style-name="P25"><text:span text:style-name="T4">2</text:span>0220<text:span text:style-name="T4">914</text:span>-1<text:span text:style-name="T4">1</text:span>:<text:span text:style-name="T4">41</text:span></text:p>
          </table:table-cell>
          <table:table-cell table:style-name="Tableau1.A2" office:value-type="string">
            <text:p text:style-name="P23">Mlle RID<text:span text:style-name="T5">HO</text:span>I Na<text:span text:style-name="T5">ou</text:span>m demande son code d’accès PRONOTE</text:p>
          </table:table-cell>
          <table:table-cell table:style-name="Tableau1.C2" office:value-type="string">
            <text:p text:style-name="P24">Mme GALBY: Les codes ne sont pas encore numérisés</text:p>
          </table:table-cell>
        </table:table-row>
        <table:table-row table:style-name="TableLine94229487726080">
          <table:table-cell table:style-name="Tableau1.A2" office:value-type="string">
            <text:p text:style-name="P30"><text:span text:style-name="T4">2</text:span>0220<text:span text:style-name="T4">914</text:span>-1<text:span text:style-name="T4">1</text:span>:<text:span text:style-name="T4">41</text:span></text:p>
          </table:table-cell>
          <table:table-cell table:style-name="Tableau1.A2" office:value-type="string">
            <text:p text:style-name="P33">Mr ABDALLAH Mouslim demande:</text:p>
            <text:p text:style-name="P33">un formulaire de Demande de Fond Social</text:p>
          </table:table-cell>
          <table:table-cell table:style-name="Tableau1.C2" office:value-type="string">
            <text:p text:style-name="P34">Document imprimé le 15/09</text:p>
            <text:p text:style-name="P35">et réçu par l’intéressé</text:p>
          </table:table-cell>
        </table:table-row>
        <table:table-row table:style-name="TableLine94229487727024">
          <table:table-cell table:style-name="Tableau1.A2" office:value-type="string">
            <text:p text:style-name="P36">20220920-16:15</text:p>
          </table:table-cell>
          <table:table-cell table:style-name="Tableau1.A2" office:value-type="string">
            <text:p text:style-name="P37">Réunion <text:span text:style-name="T6">G.P.D.S. (l</text:span>es P.P<text:span text:style-name="T6">) </text:span>Salle Audio</text:p>
          </table:table-cell>
          <table:table-cell table:style-name="Tableau1.C2" office:value-type="string">
            <text:p text:style-name="P38">OK</text:p>
          </table:table-cell>
        </table:table-row>
        <table:table-row table:style-name="TableLine94229487727888">
          <table:table-cell table:style-name="Tableau1.A2" office:value-type="string">
            <text:p text:style-name="P26"><text:span text:style-name="T4">2</text:span>0220<text:span text:style-name="T4">9</text:span><text:span text:style-name="T7">29</text:span>-1<text:span text:style-name="T4">1</text:span>:<text:span text:style-name="T4">41</text:span></text:p>
          </table:table-cell>
          <table:table-cell table:style-name="Tableau1.A2" office:value-type="string">
            <text:p text:style-name="P27"><text:span text:style-name="T7">Réception de la </text:span>Demande de Fond Social <text:span text:style-name="T7">de Mouslim ABDALLAH</text:span></text:p>
            <text:p text:style-name="P28">par l’intermédiaire d’AHMED-COMBO Wannaj</text:p>
          </table:table-cell>
          <table:table-cell table:style-name="Tableau1.C2" office:value-type="string">
            <text:p text:style-name="P29">Documents laissé dans mon casier car je n’ai pas vu nl le CPE ni l’assistante sociale</text:p>
          </table:table-cell>
        </table:table-row>
        <table:table-row table:style-name="TableLine94229487728832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2"/>
          </table:table-cell>
        </table:table-row>
        <table:table-row table:style-name="TableLine94229487729776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2"/>
          </table:table-cell>
        </table:table-row>
        <table:table-row table:style-name="TableLine94229487730720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4"/>
          </table:table-cell>
        </table:table-row>
        <table:table-row table:style-name="TableLine9422948773166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1"/>
          </table:table-cell>
        </table:table-row>
        <table:table-row table:style-name="TableLine9422948773260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P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9T18:32:59.345548182</dc:date>
    <meta:editing-duration>P4DT8H22M23S</meta:editing-duration>
    <meta:editing-cycles>779</meta:editing-cycles>
    <meta:generator>LibreOffice/7.3.5.2$Linux_X86_64 LibreOffice_project/30$Build-2</meta:generator>
    <meta:document-statistic meta:table-count="1" meta:image-count="0" meta:object-count="0" meta:page-count="1" meta:paragraph-count="36" meta:word-count="159" meta:character-count="989" meta:non-whitespace-character-count="843"/>
  </office:meta>
</office:document-meta>
</file>